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37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7" office:value-type="date" office:date-value="2018-12-13" calcext:value-type="date">
            <text:p>12/13/18</text:p>
          </table:table-cell>
          <table:table-cell table:style-name="ce17" office:value-type="date" office:date-value="2018-12-14" calcext:value-type="date">
            <text:p>12/14/18</text:p>
          </table:table-cell>
          <table:table-cell table:style-name="ce17" office:value-type="date" office:date-value="2018-12-15" calcext:value-type="date">
            <text:p>12/15/18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0"/>
          <table:table-cell table:style-name="ce15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ce11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20" table:number-columns-repeated="145"/>
          <table:table-cell table:style-name="ce8" table:number-columns-repeated="872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3"/>
          <table:table-cell office:value-type="string" calcext:value-type="string">
            <text:p>Rhythmbox Practice List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 table:style-name="ce19" office:value-type="time" office:time-value="PT23H06M00S" calcext:value-type="time">
            <text:p>11:06:00 PM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+ Playing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 style:data-style-name="N2" text:time-value="23:14:35.361018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15T23:08:36.204721641</dc:date>
    <meta:editing-duration>PT16H36M55S</meta:editing-duration>
    <meta:editing-cycles>11</meta:editing-cycles>
    <meta:document-statistic meta:table-count="1" meta:cell-count="96" meta:object-count="0"/>
  </office:meta>
</office:document-meta>
</file>